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office:value-type="string" calcext:value-type="string">
            <text:p>Citizen</text:p>
          </table:table-cell>
          <table:table-cell table:style-name="Default" office:value-type="string" calcext:value-type="string">
            <text:p>Waiver</text:p>
          </table:table-cell>
          <table:table-cell table:style-name="Default" office:value-type="string" calcext:value-type="string">
            <text:p>Dues</text:p>
          </table:table-cell>
          <table:table-cell table:style-name="Default" office:value-type="string" calcext:value-type="string">
            <text:p>Attendance</text:p>
          </table:table-cell>
          <table:table-cell table:style-name="Default" office:value-type="string" calcext:value-type="string">
            <text:p>6 Months</text:p>
          </table:table-cell>
          <table:table-cell/>
          <table:table-cell office:value-type="string" calcext:value-type="string">
            <text:p>Value</text:p>
          </table:table-cell>
        </table:table-row>
        <table:table-row table:style-name="ro1">
          <table:table-cell table:number-columns-repeated="5" office:value-type="boolean" office:boolean-value="true" calcext:value-type="boolean">
            <text:p>TRUE</text:p>
          </table:table-cell>
          <table:table-cell/>
          <table:table-cell table:formula="of:=[.A3]*1 + [.B3]*2 + [.C3]*4 + [.D3]*8 + [.E3]*16" office:value-type="float" office:value="31" calcext:value-type="float">
            <text:p>31</text:p>
          </table:table-cell>
        </table:table-row>
        <table:table-row table:style-name="ro1">
          <table:table-cell table:number-columns-repeated="4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formula="of:=[.A4]*1 + [.B4]*2 + [.C4]*4 + [.D4]*8 + [.E4]*16"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formula="of:=[.A5]*1 + [.B5]*2 + [.C5]*4 + [.D5]*8 + [.E5]*16" office:value-type="float" office:value="23" calcext:value-type="float">
            <text:p>23</text:p>
          </table:table-cell>
        </table:table-row>
        <table:table-row table:style-name="ro1">
          <table:table-cell table:number-columns-repeated="3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table:formula="of:=[.A6]*1 + [.B6]*2 + [.C6]*4 + [.D6]*8 + [.E6]*16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table:formula="of:=[.A7]*1 + [.B7]*2 + [.C7]*4 + [.D7]*8 + [.E7]*16" office:value-type="float" office:value="27" calcext:value-type="float">
            <text:p>27</text:p>
          </table:table-cell>
        </table:table-row>
        <table:table-row table:style-name="ro1"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formula="of:=[.A8]*1 + [.B8]*2 + [.C8]*4 + [.D8]*8 + [.E8]*16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formula="of:=[.A9]*1 + [.B9]*2 + [.C9]*4 + [.D9]*8 + [.E9]*16"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table:formula="of:=[.A10]*1 + [.B10]*2 + [.C10]*4 + [.D10]*8 + [.E10]*16" office:value-type="float" office:value="3" calcext:value-type="float">
            <text:p>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boolean" office:boolean-value="true" calcext:value-type="boolean">
            <text:p>TRUE</text:p>
          </table:table-cell>
          <table:table-cell/>
          <table:table-cell table:formula="of:=[.A11]*1 + [.B11]*2 + [.C11]*4 + [.D11]*8 + [.E11]*16" office:value-type="float" office:value="29" calcext:value-type="float">
            <text:p>2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formula="of:=[.A12]*1 + [.B12]*2 + [.C12]*4 + [.D12]*8 + [.E12]*16" office:value-type="float" office:value="13" calcext:value-type="float">
            <text:p>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formula="of:=[.A13]*1 + [.B13]*2 + [.C13]*4 + [.D13]*8 + [.E13]*16" office:value-type="float" office:value="21" calcext:value-type="float">
            <text:p>2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table:formula="of:=[.A14]*1 + [.B14]*2 + [.C14]*4 + [.D14]*8 + [.E14]*16" office:value-type="float" office:value="5" calcext:value-type="float">
            <text:p>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table:formula="of:=[.A15]*1 + [.B15]*2 + [.C15]*4 + [.D15]*8 + [.E15]*16" office:value-type="float" office:value="25" calcext:value-type="float">
            <text:p>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formula="of:=[.A16]*1 + [.B16]*2 + [.C16]*4 + [.D16]*8 + [.E16]*16" office:value-type="float" office:value="9" calcext:value-type="float">
            <text:p>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formula="of:=[.A17]*1 + [.B17]*2 + [.C17]*4 + [.D17]*8 + [.E17]*16" office:value-type="float" office:value="17" calcext:value-type="float">
            <text:p>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/>
          <table:table-cell table:formula="of:=[.A18]*1 + [.B18]*2 + [.C18]*4 + [.D18]*8 + [.E18]*16" office:value-type="float" office:value="1" calcext:value-type="float">
            <text:p>1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  <table:table-cell table:formula="of:=[.A19]*1 + [.B19]*2 + [.C19]*4 + [.D19]*8 + [.E19]*16" office:value-type="float" office:value="30" calcext:value-type="float">
            <text:p>30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formula="of:=[.A20]*1 + [.B20]*2 + [.C20]*4 + [.D20]*8 + [.E20]*16" office:value-type="float" office:value="14" calcext:value-type="float">
            <text:p>14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formula="of:=[.A21]*1 + [.B21]*2 + [.C21]*4 + [.D21]*8 + [.E21]*16" office:value-type="float" office:value="22" calcext:value-type="float">
            <text:p>22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table:formula="of:=[.A22]*1 + [.B22]*2 + [.C22]*4 + [.D22]*8 + [.E22]*16" office:value-type="float" office:value="6" calcext:value-type="float">
            <text:p>6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table:formula="of:=[.A23]*1 + [.B23]*2 + [.C23]*4 + [.D23]*8 + [.E23]*16" office:value-type="float" office:value="26" calcext:value-type="float">
            <text:p>26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formula="of:=[.A24]*1 + [.B24]*2 + [.C24]*4 + [.D24]*8 + [.E24]*16" office:value-type="float" office:value="10" calcext:value-type="float">
            <text:p>10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formula="of:=[.A25]*1 + [.B25]*2 + [.C25]*4 + [.D25]*8 + [.E25]*16" office:value-type="float" office:value="18" calcext:value-type="float">
            <text:p>18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table:formula="of:=[.A26]*1 + [.B26]*2 + [.C26]*4 + [.D26]*8 + [.E26]*16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boolean" office:boolean-value="false" calcext:value-type="boolean">
            <text:p>FALSE</text:p>
          </table:table-cell>
          <table:table-cell table:number-columns-repeated="3" office:value-type="boolean" office:boolean-value="true" calcext:value-type="boolean">
            <text:p>TRUE</text:p>
          </table:table-cell>
          <table:table-cell/>
          <table:table-cell table:formula="of:=[.A27]*1 + [.B27]*2 + [.C27]*4 + [.D27]*8 + [.E27]*16"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formula="of:=[.A28]*1 + [.B28]*2 + [.C28]*4 + [.D28]*8 + [.E28]*16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formula="of:=[.A29]*1 + [.B29]*2 + [.C29]*4 + [.D29]*8 + [.E29]*16"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table:formula="of:=[.A30]*1 + [.B30]*2 + [.C30]*4 + [.D30]*8 + [.E30]*16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table:formula="of:=[.A31]*1 + [.B31]*2 + [.C31]*4 + [.D31]*8 + [.E31]*16" office:value-type="float" office:value="24" calcext:value-type="float">
            <text:p>24</text:p>
          </table:table-cell>
        </table:table-row>
        <table:table-row table:style-name="ro1"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formula="of:=[.A32]*1 + [.B32]*2 + [.C32]*4 + [.D32]*8 + [.E32]*16" office:value-type="float" office:value="8" calcext:value-type="float">
            <text:p>8</text:p>
          </table:table-cell>
        </table:table-row>
        <table:table-row table:style-name="ro1">
          <table:table-cell table:number-columns-repeated="4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formula="of:=[.A33]*1 + [.B33]*2 + [.C33]*4 + [.D33]*8 + [.E33]*16" office:value-type="float" office:value="16" calcext:value-type="float">
            <text:p>16</text:p>
          </table:table-cell>
        </table:table-row>
        <table:table-row table:style-name="ro1">
          <table:table-cell table:number-columns-repeated="5" office:value-type="boolean" office:boolean-value="false" calcext:value-type="boolean">
            <text:p>FALSE</text:p>
          </table:table-cell>
          <table:table-cell/>
          <table:table-cell table:formula="of:=[.A34]*1 + [.B34]*2 + [.C34]*4 + [.D34]*8 + [.E34]*1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20T00:53:19.261000000</meta:creation-date>
    <dc:date>2023-12-20T00:56:26.640000000</dc:date>
    <meta:editing-duration>PT3M8S</meta:editing-duration>
    <meta:editing-cycles>1</meta:editing-cycles>
    <meta:document-statistic meta:table-count="1" meta:cell-count="198" meta:object-count="0"/>
    <meta:generator>LibreOffice/7.3.5.2$Windows_X86_64 LibreOffice_project/184fe81b8c8c30d8b5082578aee2fed2ea847c01</meta:generator>
  </office:meta>
</office:document-meta>
</file>